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break-before="page"/>
    </style:style>
    <style:style style:name="P2" style:family="paragraph" style:parent-style-name="Preformatted_20_Text">
      <style:text-properties style:font-name="DejaVu Sans"/>
    </style:style>
    <style:style style:name="P3" style:family="paragraph" style:parent-style-name="Preformatted_20_Text">
      <style:text-properties style:font-name="DejaVu Sans" fo:font-size="10.5pt" officeooo:paragraph-rsid="000989f0" style:font-size-asian="10.5pt" style:font-size-complex="10.5pt"/>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style:font-name="DejaVu Sans"/>
    </style:style>
    <style:style style:name="P6" style:family="paragraph" style:parent-style-name="Preformatted_20_Text">
      <style:paragraph-properties fo:margin-top="0in" fo:margin-bottom="0.1965in" loext:contextual-spacing="false"/>
      <style:text-properties style:font-name="DejaVu Sans" fo:font-size="10.5pt" officeooo:paragraph-rsid="000989f0" style:font-size-asian="10.5pt" style:font-size-complex="10.5pt"/>
    </style:style>
    <style:style style:name="P7" style:family="paragraph" style:parent-style-name="Text_20_body">
      <style:text-properties style:font-name="Liberation Serif" fo:font-size="12pt" style:font-size-asian="12pt" style:font-size-complex="12pt"/>
    </style:style>
    <style:style style:name="P8" style:family="paragraph" style:parent-style-name="Heading_20_2">
      <style:text-properties officeooo:paragraph-rsid="000b21c3"/>
    </style:style>
    <style:style style:name="P9" style:family="paragraph" style:parent-style-name="Heading_20_4">
      <style:text-properties fo:font-weight="normal" officeooo:paragraph-rsid="000d69ee" style:font-weight-asian="normal" style:font-weight-complex="normal"/>
    </style:style>
    <style:style style:name="T1" style:family="text">
      <style:text-properties officeooo:rsid="000989f0"/>
    </style:style>
    <style:style style:name="T2" style:family="text">
      <style:text-properties officeooo:rsid="000d69ee"/>
    </style:style>
    <style:style style:name="T3" style:family="text">
      <style:text-properties style:font-name="Liberation Serif" fo:font-size="16pt" fo:font-weight="bold" officeooo:rsid="000b21c3" style:font-size-asian="16pt" style:font-weight-asian="bold" style:font-size-complex="16pt" style:font-weight-complex="bold"/>
    </style:style>
    <style:style style:name="T4" style:family="text">
      <style:text-properties style:font-name="Liberation Serif" fo:font-size="16pt" fo:font-weight="bold" officeooo:rsid="000d69ee" style:font-size-asian="16pt" style:font-weight-asian="bold" style:font-size-complex="16pt" style:font-weight-complex="bold"/>
    </style:style>
    <style:style style:name="T5" style:family="text">
      <style:text-properties style:font-name="Liberation Serif" fo:font-size="16pt" fo:font-weight="bold" officeooo:rsid="000d69ee" style:font-name-asian="Noto Serif CJK SC" style:font-size-asian="16pt" style:font-weight-asian="bold" style:font-name-complex="Lohit Devanagari" style:font-size-complex="16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text:span text:style-name="T3">Lab </text:span><text:span text:style-name="T4">6</text:span><text:span text:style-name="T3">: </text:span><text:span text:style-name="T5">Linux Command Line</text:span></text:h>
      <text:h text:style-name="P9" text:outline-level="4"><text:tab/>Many coders find that they have a much easier time using the Linux operating system,rather than Windows or Mac OS. This is because Linux offers its users many powerful command-line tools as well as many software suites which can easily be imported and installed. And it’s all free. </text:h>
      <text:h text:style-name="P9" text:outline-level="4"><text:tab/>Linux was first developed in 1991 as successor of Unix, which is an operating systemsfrom the late 1970’s. The C programming language was co-developed with Unix. This is one reason that C++ now works so well with Linux; they share a lineage. Linux has now become the OS of choice for most code development and networking. Console commands can be more difficult to work with than Graphic User Interfaces but the console offers some major advantages. One of these is that you can do a lot with just a fewlines of text. Anything on any computer can be created, destroyed, or altered from the command line assuming you have the proper privileges. A second major advantage of text commands isthat they can easily be collected into files called shell scripts. These scripts allow you to automate many routine tasks.</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01T18:27:19.524467451</meta:creation-date>
    <dc:date>2020-10-10T15:26:44.265574070</dc:date>
    <meta:editing-duration>PT27M55S</meta:editing-duration>
    <meta:editing-cycles>6</meta:editing-cycles>
    <meta:generator>LibreOffice/6.4.6.2$Linux_X86_64 LibreOffice_project/40$Build-2</meta:generator>
    <meta:document-statistic meta:table-count="0" meta:image-count="0" meta:object-count="0" meta:page-count="1" meta:paragraph-count="3" meta:word-count="192" meta:character-count="1118" meta:non-whitespace-character-count="926"/>
  </office:meta>
</office:document-meta>
</file>